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79602" officeooo:paragraph-rsid="00179602"/>
    </style:style>
    <style:style style:name="P2" style:family="paragraph" style:parent-style-name="Standard">
      <style:text-properties officeooo:rsid="00180969" officeooo:paragraph-rsid="00180969"/>
    </style:style>
    <style:style style:name="T1" style:family="text">
      <style:text-properties officeooo:rsid="00180969"/>
    </style:style>
    <style:style style:name="T2" style:family="text">
      <style:text-properties officeooo:rsid="0019a8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ciones de desarrollo 17 de junio de 2017</text:p>
      <text:p text:style-name="P1">1.- El logotipo es una imágen que descargué de la pasada página de autodinero.com.mx. No es un elemento proporcionado directamente por autodinero.</text:p>
      <text:p text:style-name="P1">2.- El ícono de teléfono se ve pixeleado porque es un ícono que se obtuvo <text:span text:style-name="T2">de internet, no es una imágen recibida de parte de autodinero</text:span>. El cual tuvo que ser importado como imágen y después se recortó el teléfono, esa es la razón para que se vea pixeleada.</text:p>
      <text:p text:style-name="P1">3.- Los íconos de facebook y de correo que vienen en el PDF los convierto a imágen? Se van a pixelear en pantallas grandes. ¿El ícono de facebook va a ser para dar share, like o follow? </text:p>
      <text:p text:style-name="P1">4.- El menú de inicio fue un error del que no me percaté al momento de cambiar la fuente por la Exo Bold. Una disculpa. ¿Qué texto desean que se vea en cada uno de los elementos del menú?</text:p>
      <text:p text:style-name="P1">5.- <text:span text:style-name="T1">El texto que se va a mostrar, no lo estoy colocando porque no se en dónde colocarlo, si al centro, a la derecha a la izquierda o debajo. Si se coloca sobre la imágen, se corre el riesgo de que este se pierda.</text:span></text:p>
      <text:p text:style-name="P2">6.-Nada que decir.</text:p>
      <text:p text:style-name="P2">7.-</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3:10:19.782805924</meta:creation-date>
    <dc:date>2016-06-18T00:05:08.225431336</dc:date>
    <meta:editing-duration>PT22M7S</meta:editing-duration>
    <meta:editing-cycles>1</meta:editing-cycles>
    <meta:document-statistic meta:table-count="0" meta:image-count="0" meta:object-count="0" meta:page-count="1" meta:paragraph-count="9" meta:word-count="204" meta:character-count="1058" meta:non-whitespace-character-count="862"/>
    <meta:generator>LibreOffice/5.0.6.2$Linux_X86_64 LibreOffice_project/00$Build-2</meta:generator>
  </office:meta>
</office:document-meta>
</file>